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942" officeooo:paragraph-rsid="00007942"/>
    </style:style>
    <style:style style:name="P2" style:family="paragraph" style:parent-style-name="Standard">
      <style:text-properties officeooo:rsid="0000c1e3" officeooo:paragraph-rsid="0000c1e3"/>
    </style:style>
    <style:style style:name="P3" style:family="paragraph" style:parent-style-name="Standard">
      <style:text-properties officeooo:rsid="000127da" officeooo:paragraph-rsid="000127da"/>
    </style:style>
    <style:style style:name="P4" style:family="paragraph" style:parent-style-name="Standard">
      <style:text-properties officeooo:rsid="0001cffe" officeooo:paragraph-rsid="0001cffe"/>
    </style:style>
    <style:style style:name="P5" style:family="paragraph" style:parent-style-name="Standard">
      <style:text-properties officeooo:paragraph-rsid="0001cffe"/>
    </style:style>
    <style:style style:name="P6" style:family="paragraph" style:parent-style-name="Standard">
      <style:text-properties officeooo:paragraph-rsid="00035ef2"/>
    </style:style>
    <style:style style:name="P7" style:family="paragraph" style:parent-style-name="Standard">
      <style:text-properties officeooo:rsid="00050b0e" officeooo:paragraph-rsid="00050b0e"/>
    </style:style>
    <style:style style:name="P8" style:family="paragraph" style:parent-style-name="Standard">
      <style:text-properties officeooo:paragraph-rsid="00050b0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 fo:background-color="#d4d4d4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127da" style:font-size-asian="10pt"/>
    </style:style>
    <style:style style:name="T4" style:family="text">
      <style:text-properties fo:color="#000000" style:font-name="Monospace" fo:font-size="10pt" officeooo:rsid="0001cffe" style:font-size-asian="10pt"/>
    </style:style>
    <style:style style:name="T5" style:family="text">
      <style:text-properties fo:color="#000000" style:font-name="Monospace" fo:font-size="10pt" officeooo:rsid="00035ef2" style:font-size-asian="10pt"/>
    </style:style>
    <style:style style:name="T6" style:family="text">
      <style:text-properties fo:color="#000000" style:font-name="Monospace" fo:font-size="10pt" officeooo:rsid="00050b0e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7f0055" style:font-name="Monospace" fo:font-size="10pt" fo:font-weight="bold" style:font-size-asian="10pt" style:font-weight-asian="bold" fo:background-color="#d4d4d4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6a3e3e" style:font-name="Monospace" fo:font-size="10pt" style:font-size-asian="10pt" fo:background-color="#d4d4d4"/>
    </style:style>
    <style:style style:name="T12" style:family="text">
      <style:text-properties fo:color="#3f7f5f" style:font-name="Monospace" fo:font-size="10pt" style:font-size-asian="10pt"/>
    </style:style>
    <style:style style:name="T1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c0" style:font-name="Monospace" fo:font-size="10pt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3f5fbf" style:font-name="Monospace" fo:font-size="10pt" style:font-size-asian="10pt"/>
    </style:style>
    <style:style style:name="T18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7f9fbf" style:font-name="Monospace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para cada criação de conta se deve consultar o serasa</text:p>
      <text:p text:style-name="P1"/>
      <text:p text:style-name="P1"><text:span text:style-name="T2"><text:tab/></text:span><text:span text:style-name="T8">public</text:span><text:span text:style-name="T2"> Conta registraConta(Cliente </text:span><text:span text:style-name="T10">titular</text:span><text:span text:style-name="T2">, </text:span><text:span text:style-name="T8">int</text:span><text:span text:style-name="T2"> </text:span><text:span text:style-name="T10">numero</text:span><text:span text:style-name="T2">) </text:span><text:span text:style-name="T8">throws</text:span><text:span text:style-name="T2"> SQLException {</text:span></text:p>
      <text:p text:style-name="P9"><text:span text:style-name="T2"><text:tab/><text:tab/>Calendar </text:span><text:span text:style-name="T10">hoje</text:span><text:span text:style-name="T2"> = Calendar.</text:span><text:span text:style-name="T7">getInstance</text:span><text:span text:style-name="T2">();</text:span></text:p>
      <text:p text:style-name="P9"><text:span text:style-name="T2"><text:tab/><text:tab/></text:span></text:p>
      <text:p text:style-name="P9"><text:span text:style-name="T2"><text:tab/><text:tab/>Conta </text:span><text:span text:style-name="T10">novaConta</text:span><text:span text:style-name="T2"> = </text:span><text:span text:style-name="T8">new</text:span><text:span text:style-name="T2"> Conta(</text:span><text:span text:style-name="T10">numero</text:span><text:span text:style-name="T2">, </text:span><text:span text:style-name="T10">hoje</text:span><text:span text:style-name="T2">);</text:span></text:p>
      <text:p text:style-name="P9"><text:span text:style-name="T2"><text:tab/><text:tab/></text:span></text:p>
      <text:p text:style-name="P9"><text:span text:style-name="T2"><text:tab/><text:tab/></text:span><text:span text:style-name="T10">novaConta</text:span><text:span text:style-name="T2">.setTitular(</text:span><text:span text:style-name="T10">titular</text:span><text:span text:style-name="T2">);</text:span></text:p>
      <text:p text:style-name="P9"><text:span text:style-name="T2"><text:tab/><text:tab/></text:span></text:p>
      <text:p text:style-name="P9"><text:span text:style-name="T2"><text:tab/><text:tab/>Dao&lt;Conta&gt; </text:span><text:span text:style-name="T10">dao</text:span><text:span text:style-name="T2"> = </text:span><text:span text:style-name="T8">new</text:span><text:span text:style-name="T2"> Dao&lt;Conta&gt;();</text:span></text:p>
      <text:p text:style-name="P9"><text:span text:style-name="T2"><text:tab/><text:tab/></text:span><text:span text:style-name="T10">dao</text:span><text:span text:style-name="T2">.adiciona(</text:span><text:span text:style-name="T10">novaConta</text:span><text:span text:style-name="T2">);</text:span></text:p>
      <text:p text:style-name="P9"><text:span text:style-name="T2"><text:tab/><text:tab/></text:span></text:p>
      <text:p text:style-name="P9"><text:span text:style-name="T2"><text:tab/><text:tab/></text:span><text:span text:style-name="T8">return</text:span><text:span text:style-name="T2"> </text:span><text:span text:style-name="T10">novaConta</text:span><text:span text:style-name="T2">;</text:span></text:p>
      <text:p text:style-name="P1"><text:span text:style-name="T2"><text:tab/>}</text:span></text:p>
      <text:p text:style-name="P1"><text:span text:style-name="T2"/></text:p>
      <text:p text:style-name="P1"><text:span text:style-name="T2"/></text:p>
      <text:p text:style-name="P2"><text:span text:style-name="T2">O banco deve consultar o serasa antes de criar a conta</text:span></text:p>
      <text:p text:style-name="P2"><text:span text:style-name="T2"/></text:p>
      <text:p text:style-name="P2"><text:span text:style-name="T2"><text:tab/></text:span><text:span text:style-name="T8">public</text:span><text:span text:style-name="T2"> </text:span><text:span text:style-name="T1">Conta</text:span><text:span text:style-name="T2"> registraConta(Cliente </text:span><text:span text:style-name="T10">titular</text:span><text:span text:style-name="T2">, </text:span><text:span text:style-name="T8">int</text:span><text:span text:style-name="T2"> </text:span><text:span text:style-name="T10">numero</text:span><text:span text:style-name="T2">) </text:span><text:span text:style-name="T8">throws</text:span><text:span text:style-name="T2"> SQLException {</text:span></text:p>
      <text:p text:style-name="P10"/>
      <text:p text:style-name="P9"><text:span text:style-name="T2"><text:tab/><text:tab/></text:span><text:span text:style-name="T8">if</text:span><text:span text:style-name="T2"> (consultaSerasa(</text:span><text:span text:style-name="T10">titular</text:span><text:span text:style-name="T2">.getCpf())) {</text:span></text:p>
      <text:p text:style-name="P10"/>
      <text:p text:style-name="P9"><text:span text:style-name="T2"><text:tab/><text:tab/><text:tab/>Calendar </text:span><text:span text:style-name="T10">hoje</text:span><text:span text:style-name="T2"> = Calendar.</text:span><text:span text:style-name="T7">getInstance</text:span><text:span text:style-name="T2">();</text:span></text:p>
      <text:p text:style-name="P10"/>
      <text:p text:style-name="P9"><text:span text:style-name="T2"><text:tab/><text:tab/><text:tab/>Conta </text:span><text:span text:style-name="T10">novaConta</text:span><text:span text:style-name="T2"> = </text:span><text:span text:style-name="T8">new</text:span><text:span text:style-name="T2"> Conta(</text:span><text:span text:style-name="T10">numero</text:span><text:span text:style-name="T2">, </text:span><text:span text:style-name="T10">hoje</text:span><text:span text:style-name="T2">);</text:span></text:p>
      <text:p text:style-name="P10"/>
      <text:p text:style-name="P9"><text:span text:style-name="T2"><text:tab/><text:tab/><text:tab/></text:span><text:span text:style-name="T10">novaConta</text:span><text:span text:style-name="T2">.setTitular(</text:span><text:span text:style-name="T10">titular</text:span><text:span text:style-name="T2">);</text:span></text:p>
      <text:p text:style-name="P10"/>
      <text:p text:style-name="P9"><text:span text:style-name="T2"><text:tab/><text:tab/><text:tab/>Dao&lt;Conta&gt; </text:span><text:span text:style-name="T10">dao</text:span><text:span text:style-name="T2"> = </text:span><text:span text:style-name="T8">new</text:span><text:span text:style-name="T2"> Dao&lt;Conta&gt;();</text:span></text:p>
      <text:p text:style-name="P9"><text:span text:style-name="T2"><text:tab/><text:tab/><text:tab/></text:span><text:span text:style-name="T10">dao</text:span><text:span text:style-name="T2">.</text:span><text:span text:style-name="T1">adiciona</text:span><text:span text:style-name="T2">(</text:span><text:span text:style-name="T10">novaConta</text:span><text:span text:style-name="T2">);</text:span></text:p>
      <text:p text:style-name="P10"/>
      <text:p text:style-name="P9"><text:span text:style-name="T2"><text:tab/><text:tab/><text:tab/></text:span><text:span text:style-name="T9">return</text:span><text:span text:style-name="T1"> </text:span><text:span text:style-name="T11">novaConta</text:span><text:span text:style-name="T1">;</text:span></text:p>
      <text:p text:style-name="P9"><text:span text:style-name="T2"><text:tab/><text:tab/>}</text:span></text:p>
      <text:p text:style-name="P9"><text:span text:style-name="T2"><text:tab/><text:tab/></text:span></text:p>
      <text:p text:style-name="P9"><text:span text:style-name="T2"><text:tab/><text:tab/></text:span><text:span text:style-name="T9">return</text:span><text:span text:style-name="T1"> </text:span><text:span text:style-name="T9">null</text:span><text:span text:style-name="T1">;</text:span></text:p>
      <text:p text:style-name="P2"><text:span text:style-name="T2"><text:tab/>}</text:span></text:p>
      <text:p text:style-name="P2"><text:span text:style-name="T2"/></text:p>
      <text:p text:style-name="P2"><text:span text:style-name="T2">Essa classe ainda faz </text:span><text:span text:style-name="T3">persistência</text:span><text:span text:style-name="T2"> e banco de dado e controle de regra de negocio, as funções devem ser </text:span><text:span text:style-name="T3">divididas</text:span></text:p>
      <text:p text:style-name="P2"><text:span text:style-name="T2"/></text:p>
      <text:p text:style-name="P2"><text:span text:style-name="T2"><text:tab/></text:span><text:span text:style-name="T8">public</text:span><text:span text:style-name="T2"> Conta criaConta(Cliente </text:span><text:span text:style-name="T10">titular</text:span><text:span text:style-name="T2">, </text:span><text:span text:style-name="T8">int</text:span><text:span text:style-name="T2"> </text:span><text:span text:style-name="T10">numero</text:span><text:span text:style-name="T2">) </text:span><text:span text:style-name="T8">throws</text:span><text:span text:style-name="T2"> SQLException {</text:span></text:p>
      <text:p text:style-name="P10"/>
      <text:p text:style-name="P9"><text:span text:style-name="T2"><text:tab/><text:tab/></text:span><text:span text:style-name="T8">if</text:span><text:span text:style-name="T2"> (consultaSerasa(</text:span><text:span text:style-name="T10">titular</text:span><text:span text:style-name="T2">.getCpf())) {</text:span></text:p>
      <text:p text:style-name="P10"/>
      <text:p text:style-name="P9"><text:span text:style-name="T2"><text:tab/><text:tab/><text:tab/>Calendar </text:span><text:span text:style-name="T10">hoje</text:span><text:span text:style-name="T2"> = Calendar.</text:span><text:span text:style-name="T7">getInstance</text:span><text:span text:style-name="T2">();</text:span></text:p>
      <text:p text:style-name="P9"><text:span text:style-name="T2"><text:tab/><text:tab/><text:tab/>Conta </text:span><text:span text:style-name="T10">novaConta</text:span><text:span text:style-name="T2"> = </text:span><text:span text:style-name="T8">new</text:span><text:span text:style-name="T2"> Conta(</text:span><text:span text:style-name="T10">numero</text:span><text:span text:style-name="T2">, </text:span><text:span text:style-name="T10">hoje</text:span><text:span text:style-name="T2">);</text:span></text:p>
      <text:p text:style-name="P10"/>
      <text:p text:style-name="P9"><text:span text:style-name="T2"><text:tab/><text:tab/><text:tab/></text:span><text:span text:style-name="T10">novaConta</text:span><text:span text:style-name="T2">.setTitular(</text:span><text:span text:style-name="T10">titular</text:span><text:span text:style-name="T2">);<text:tab/><text:tab/><text:tab/></text:span></text:p>
      <text:p text:style-name="P9"><text:span text:style-name="T2"><text:tab/><text:tab/><text:tab/>registraConta(</text:span><text:span text:style-name="T10">novaConta</text:span><text:span text:style-name="T2">);</text:span></text:p>
      <text:p text:style-name="P10"/>
      <text:p text:style-name="P9"><text:span text:style-name="T2"><text:tab/><text:tab/><text:tab/></text:span><text:span text:style-name="T8">return</text:span><text:span text:style-name="T2"> </text:span><text:span text:style-name="T10">novaConta</text:span><text:span text:style-name="T2">;</text:span></text:p>
      <text:p text:style-name="P9"><text:span text:style-name="T2"><text:tab/><text:tab/>}</text:span></text:p>
      <text:p text:style-name="P10"/>
      <text:p text:style-name="P9"><text:span text:style-name="T2"><text:tab/><text:tab/></text:span><text:span text:style-name="T8">return</text:span><text:span text:style-name="T2"> </text:span><text:span text:style-name="T8">null</text:span><text:span text:style-name="T2">;</text:span></text:p>
      <text:p text:style-name="P9"><text:span text:style-name="T2"><text:tab/>}</text:span></text:p>
      <text:p text:style-name="P10"/>
      <text:p text:style-name="P9"><text:span text:style-name="T2"><text:tab/></text:span><text:span text:style-name="T8">public</text:span><text:span text:style-name="T2"> Boolean registraConta(Conta </text:span><text:span text:style-name="T10">conta</text:span><text:span text:style-name="T2">) </text:span><text:span text:style-name="T8">throws</text:span><text:span text:style-name="T2"> SQLException {</text:span></text:p>
      <text:p text:style-name="P10"/>
      <text:p text:style-name="P9"><text:span text:style-name="T2"><text:tab/><text:tab/>Dao&lt;Conta&gt; </text:span><text:span text:style-name="T10">dao</text:span><text:span text:style-name="T2"> = </text:span><text:span text:style-name="T8">new</text:span><text:span text:style-name="T2"> Dao&lt;Conta&gt;();</text:span></text:p>
      <text:p text:style-name="P10"/>
      <text:p text:style-name="P9"><text:soft-page-break/><text:span text:style-name="T2"><text:tab/><text:tab/></text:span><text:span text:style-name="T8">try</text:span><text:span text:style-name="T2"> {</text:span></text:p>
      <text:p text:style-name="P9"><text:span text:style-name="T2"><text:tab/><text:tab/><text:tab/></text:span><text:span text:style-name="T10">dao</text:span><text:span text:style-name="T2">.adiciona(</text:span><text:span text:style-name="T10">conta</text:span><text:span text:style-name="T2">);</text:span></text:p>
      <text:p text:style-name="P9"><text:span text:style-name="T2"><text:tab/><text:tab/>} </text:span><text:span text:style-name="T8">catch</text:span><text:span text:style-name="T2"> (SQLException </text:span><text:span text:style-name="T10">e</text:span><text:span text:style-name="T2">) {</text:span></text:p>
      <text:p text:style-name="P9"><text:span text:style-name="T2"><text:tab/><text:tab/><text:tab/></text:span><text:span text:style-name="T8">return</text:span><text:span text:style-name="T2"> </text:span><text:span text:style-name="T8">false</text:span><text:span text:style-name="T2">;</text:span></text:p>
      <text:p text:style-name="P9"><text:span text:style-name="T2"><text:tab/><text:tab/>}</text:span></text:p>
      <text:p text:style-name="P9"><text:span text:style-name="T2"><text:tab/><text:tab/></text:span><text:span text:style-name="T8">return</text:span><text:span text:style-name="T2"> </text:span><text:span text:style-name="T8">true</text:span><text:span text:style-name="T2">;</text:span></text:p>
      <text:p text:style-name="P2"><text:span text:style-name="T2"><text:tab/>}</text:span></text:p>
      <text:p text:style-name="P2"><text:span text:style-name="T2"/></text:p>
      <text:p text:style-name="P3"><text:span text:style-name="T2">Uma conta também deve ser capaz de gerar seu próprio número, usamos um Change Method Singature;</text:span></text:p>
      <text:p text:style-name="P3"><text:span text:style-name="T2"/></text:p>
      <text:p text:style-name="P3"><text:span text:style-name="T8">public</text:span><text:span text:style-name="T2"> Conta criaConta(Cliente </text:span><text:span text:style-name="T10">titular</text:span><text:span text:style-name="T2">) </text:span><text:span text:style-name="T8">throws</text:span><text:span text:style-name="T2"> SQLException {</text:span></text:p>
      <text:p text:style-name="P9"><text:span text:style-name="T2"><text:tab/><text:tab/></text:span></text:p>
      <text:p text:style-name="P9"><text:span text:style-name="T2"><text:tab/><text:tab/></text:span><text:span text:style-name="T8">int</text:span><text:span text:style-name="T2"> </text:span><text:span text:style-name="T10">numero</text:span><text:span text:style-name="T2"> = geraNumeroConta();</text:span></text:p>
      <text:p text:style-name="P9"><text:span text:style-name="T2"><text:tab/><text:tab/></text:span></text:p>
      <text:p text:style-name="P9"><text:span text:style-name="T2"><text:tab/><text:tab/></text:span><text:span text:style-name="T8">if</text:span><text:span text:style-name="T2"> (consultaSerasa(</text:span><text:span text:style-name="T10">titular</text:span><text:span text:style-name="T2">.getCpf())) {</text:span></text:p>
      <text:p text:style-name="P10"/>
      <text:p text:style-name="P9"><text:span text:style-name="T2"><text:tab/><text:tab/><text:tab/>Calendar </text:span><text:span text:style-name="T10">hoje</text:span><text:span text:style-name="T2"> = Calendar.</text:span><text:span text:style-name="T7">getInstance</text:span><text:span text:style-name="T2">();</text:span></text:p>
      <text:p text:style-name="P3"><text:span text:style-name="T2"><text:tab/><text:tab/><text:tab/>Conta </text:span><text:span text:style-name="T10">novaConta</text:span><text:span text:style-name="T2"> = </text:span><text:span text:style-name="T8">new</text:span><text:span text:style-name="T2"> Conta(</text:span><text:span text:style-name="T10">numero</text:span><text:span text:style-name="T2">, </text:span><text:span text:style-name="T10">hoje</text:span><text:span text:style-name="T2">);</text:span></text:p>
      <text:p text:style-name="P3"><text:span text:style-name="T2"/></text:p>
      <text:p text:style-name="P4"><text:span text:style-name="T2">Podemos usar um </text:span><text:span text:style-name="T3">Change Method Singature </text:span><text:span text:style-name="T2">para o banco não precisar setar o titular e deixar essa responsabilidade para a Conta </text:span></text:p>
      <text:p text:style-name="P4"><text:span text:style-name="T3"/></text:p>
      <text:p text:style-name="P4"><text:span text:style-name="T3"><text:tab/></text:span><text:span text:style-name="T8">public</text:span><text:span text:style-name="T2"> Conta(</text:span><text:span text:style-name="T8">int</text:span><text:span text:style-name="T2"> </text:span><text:span text:style-name="T10">numero</text:span><text:span text:style-name="T2">, Calendar </text:span><text:span text:style-name="T10">dataAbertura</text:span><text:span text:style-name="T2">, Cliente </text:span><text:span text:style-name="T10">titular</text:span><text:span text:style-name="T2">) {</text:span></text:p>
      <text:p text:style-name="P9"><text:span text:style-name="T2"><text:tab/><text:tab/></text:span><text:span text:style-name="T8">this</text:span><text:span text:style-name="T2">.</text:span><text:span text:style-name="T14">numero</text:span><text:span text:style-name="T2"> = </text:span><text:span text:style-name="T10">numero</text:span><text:span text:style-name="T2">;</text:span></text:p>
      <text:p text:style-name="P9"><text:span text:style-name="T2"><text:tab/><text:tab/></text:span><text:span text:style-name="T8">this</text:span><text:span text:style-name="T2">.</text:span><text:span text:style-name="T14">dataAbertura</text:span><text:span text:style-name="T2"> = </text:span><text:span text:style-name="T10">dataAbertura</text:span><text:span text:style-name="T2">;</text:span></text:p>
      <text:p text:style-name="P9"><text:span text:style-name="T2"><text:tab/><text:tab/></text:span><text:span text:style-name="T8">this</text:span><text:span text:style-name="T2">.</text:span><text:span text:style-name="T14">titular</text:span><text:span text:style-name="T2"> = </text:span><text:span text:style-name="T10">titular</text:span><text:span text:style-name="T2">;</text:span></text:p>
      <text:p text:style-name="P5"><text:span text:style-name="T2"><text:tab/>}</text:span></text:p>
      <text:p text:style-name="P5"><text:span text:style-name="T4"/></text:p>
      <text:p text:style-name="P5"><text:span text:style-name="T4">Com a classe Cliente também devemos separar a persistência da regra</text:span></text:p>
      <text:p text:style-name="P5"><text:span text:style-name="T4"/></text:p>
      <text:p text:style-name="P5"><text:span text:style-name="T4"><text:tab/></text:span><text:span text:style-name="T8">public</text:span><text:span text:style-name="T2"> Cliente criaCliente(String </text:span><text:span text:style-name="T10">campoNome</text:span><text:span text:style-name="T2">, String </text:span><text:span text:style-name="T10">campoCpf</text:span><text:span text:style-name="T2">) </text:span><text:span text:style-name="T8">throws</text:span><text:span text:style-name="T2"> SQLException {</text:span></text:p>
      <text:p text:style-name="P9"><text:span text:style-name="T2"><text:tab/><text:tab/></text:span><text:span text:style-name="T12">// </text:span><text:span text:style-name="T13">recebe</text:span><text:span text:style-name="T12"> </text:span><text:span text:style-name="T13">os</text:span><text:span text:style-name="T12"> </text:span><text:span text:style-name="T13">dados</text:span><text:span text:style-name="T12"> </text:span><text:span text:style-name="T13">de</text:span><text:span text:style-name="T12"> </text:span><text:span text:style-name="T13">um</text:span><text:span text:style-name="T12"> </text:span><text:span text:style-name="T13">formulário</text:span><text:span text:style-name="T12">, </text:span><text:span text:style-name="T13">cria</text:span><text:span text:style-name="T12"> </text:span><text:span text:style-name="T13">um</text:span><text:span text:style-name="T12"> </text:span><text:span text:style-name="T13">cliente</text:span><text:span text:style-name="T12"> e </text:span><text:span text:style-name="T13">guarda</text:span><text:span text:style-name="T12"> no </text:span><text:span text:style-name="T13">banco</text:span></text:p>
      <text:p text:style-name="P9"><text:span text:style-name="T2"><text:tab/><text:tab/></text:span><text:span text:style-name="T12">// </text:span><text:span text:style-name="T13">de</text:span><text:span text:style-name="T12"> </text:span><text:span text:style-name="T13">dados</text:span></text:p>
      <text:p text:style-name="P9"><text:span text:style-name="T2"><text:tab/><text:tab/></text:span><text:span text:style-name="T15">Cliente</text:span><text:span text:style-name="T2"> </text:span><text:span text:style-name="T10">cliente</text:span><text:span text:style-name="T2"> = </text:span><text:span text:style-name="T8">new</text:span><text:span text:style-name="T2"> Cliente();</text:span></text:p>
      <text:p text:style-name="P9"><text:span text:style-name="T2"><text:tab/><text:tab/></text:span><text:span text:style-name="T10">cliente</text:span><text:span text:style-name="T2">.setCpf(</text:span><text:span text:style-name="T10">campoCpf</text:span><text:span text:style-name="T2">);</text:span></text:p>
      <text:p text:style-name="P9"><text:span text:style-name="T2"><text:tab/><text:tab/></text:span><text:span text:style-name="T10">cliente</text:span><text:span text:style-name="T2">.setNome(</text:span><text:span text:style-name="T10">campoNome</text:span><text:span text:style-name="T2">);</text:span></text:p>
      <text:p text:style-name="P9"><text:span text:style-name="T2"><text:tab/><text:tab/></text:span></text:p>
      <text:p text:style-name="P9"><text:span text:style-name="T2"><text:tab/><text:tab/>registraCliente(</text:span><text:span text:style-name="T10">cliente</text:span><text:span text:style-name="T2">);</text:span></text:p>
      <text:p text:style-name="P10"/>
      <text:p text:style-name="P9"><text:span text:style-name="T2"><text:tab/><text:tab/></text:span><text:span text:style-name="T8">return</text:span><text:span text:style-name="T2"> </text:span><text:span text:style-name="T10">cliente</text:span><text:span text:style-name="T2">;</text:span></text:p>
      <text:p text:style-name="P9"><text:span text:style-name="T2"><text:tab/>}</text:span></text:p>
      <text:p text:style-name="P10"/>
      <text:p text:style-name="P9"><text:span text:style-name="T2"><text:tab/></text:span><text:span text:style-name="T8">public</text:span><text:span text:style-name="T2"> Boolean registraCliente(Cliente </text:span><text:span text:style-name="T10">cliente</text:span><text:span text:style-name="T2">) {</text:span></text:p>
      <text:p text:style-name="P9"><text:span text:style-name="T2"><text:tab/><text:tab/>Dao&lt;Cliente&gt; </text:span><text:span text:style-name="T10">dao</text:span><text:span text:style-name="T2"> = </text:span><text:span text:style-name="T8">new</text:span><text:span text:style-name="T2"> Dao&lt;Cliente&gt;();</text:span></text:p>
      <text:p text:style-name="P9"><text:span text:style-name="T2"><text:tab/><text:tab/></text:span><text:span text:style-name="T8">try</text:span><text:span text:style-name="T2"> {</text:span></text:p>
      <text:p text:style-name="P9"><text:span text:style-name="T2"><text:tab/><text:tab/><text:tab/></text:span><text:span text:style-name="T10">dao</text:span><text:span text:style-name="T2">.adiciona(</text:span><text:span text:style-name="T10">cliente</text:span><text:span text:style-name="T2">);</text:span></text:p>
      <text:p text:style-name="P9"><text:span text:style-name="T2"><text:tab/><text:tab/>} </text:span><text:span text:style-name="T8">catch</text:span><text:span text:style-name="T2"> (SQLException </text:span><text:span text:style-name="T10">e</text:span><text:span text:style-name="T2">) {</text:span></text:p>
      <text:p text:style-name="P9"><text:span text:style-name="T2"><text:tab/><text:tab/><text:tab/></text:span><text:span text:style-name="T10">e</text:span><text:span text:style-name="T2">.getMessage();</text:span></text:p>
      <text:p text:style-name="P9"><text:span text:style-name="T2"><text:tab/><text:tab/><text:tab/></text:span><text:span text:style-name="T8">return</text:span><text:span text:style-name="T2"> </text:span><text:span text:style-name="T8">false</text:span><text:span text:style-name="T2">;</text:span></text:p>
      <text:p text:style-name="P9"><text:span text:style-name="T2"><text:tab/><text:tab/>}</text:span></text:p>
      <text:p text:style-name="P10"/>
      <text:p text:style-name="P9"><text:span text:style-name="T2"><text:tab/><text:tab/></text:span><text:span text:style-name="T8">return</text:span><text:span text:style-name="T2"> </text:span><text:span text:style-name="T8">true</text:span><text:span text:style-name="T2">;</text:span></text:p>
      <text:p text:style-name="P6"><text:span text:style-name="T2"><text:tab/>}</text:span></text:p>
      <text:p text:style-name="P6"><text:span text:style-name="T4"/></text:p>
      <text:p text:style-name="P6"><text:span text:style-name="T5">Pode tirar a responsabilidade do banco em setar as propriedades do cliente usando o </text:span><text:span text:style-name="T3">Change Method Singatur</text:span><text:span text:style-name="T5">e</text:span></text:p>
      <text:p text:style-name="P6"><text:span text:style-name="T5"/></text:p>
      <text:p text:style-name="P6"><text:span text:style-name="T5"><text:tab/></text:span><text:span text:style-name="T8">public</text:span><text:span text:style-name="T2"> Cliente(String </text:span><text:span text:style-name="T10">nome</text:span><text:span text:style-name="T2">, String </text:span><text:span text:style-name="T10">cpf</text:span><text:span text:style-name="T2">){</text:span></text:p>
      <text:p text:style-name="P9"><text:span text:style-name="T2"><text:tab/><text:tab/></text:span><text:span text:style-name="T8">this</text:span><text:span text:style-name="T2">.</text:span><text:span text:style-name="T14">nome</text:span><text:span text:style-name="T2"> = </text:span><text:span text:style-name="T10">nome</text:span><text:span text:style-name="T2">;</text:span></text:p>
      <text:p text:style-name="P9"><text:soft-page-break/><text:span text:style-name="T2"><text:tab/><text:tab/></text:span><text:span text:style-name="T8">this</text:span><text:span text:style-name="T2">.</text:span><text:span text:style-name="T14">cpf</text:span><text:span text:style-name="T2"> = </text:span><text:span text:style-name="T10">cpf</text:span><text:span text:style-name="T2">;</text:span></text:p>
      <text:p text:style-name="P6"><text:span text:style-name="T2"><text:tab/>}</text:span></text:p>
      <text:p text:style-name="P6"><text:span text:style-name="T5"/></text:p>
      <text:p text:style-name="P7"><text:span text:style-name="T5">E </text:span><text:span text:style-name="T2">transferi os métodos da classe OperaçõesBancarias para aclasse conta, evitando violar a Lei de Demeter.</text:span></text:p>
      <text:p text:style-name="P7"><text:span text:style-name="T2"/></text:p>
      <text:p text:style-name="P7"><text:span text:style-name="T2"><text:tab/></text:span><text:span text:style-name="T8">public</text:span><text:span text:style-name="T2"> </text:span><text:span text:style-name="T8">void</text:span><text:span text:style-name="T2"> saca(BigDecimal </text:span><text:span text:style-name="T10">valor</text:span><text:span text:style-name="T2">) {</text:span></text:p>
      <text:p text:style-name="P9"><text:span text:style-name="T2"><text:tab/><text:tab/>BigDecimal </text:span><text:span text:style-name="T10">novoSaldo</text:span><text:span text:style-name="T2"> = getSaldo().subtract(</text:span><text:span text:style-name="T10">valor</text:span><text:span text:style-name="T2">);</text:span></text:p>
      <text:p text:style-name="P9"><text:span text:style-name="T2"><text:tab/><text:tab/></text:span></text:p>
      <text:p text:style-name="P9"><text:span text:style-name="T2"><text:tab/><text:tab/></text:span><text:span text:style-name="T8">if</text:span><text:span text:style-name="T2"> (</text:span><text:span text:style-name="T10">novoSaldo</text:span><text:span text:style-name="T2">.compareTo(getLimite().negate()) &gt;= 0) {</text:span></text:p>
      <text:p text:style-name="P9"><text:span text:style-name="T2"><text:tab/><text:tab/><text:tab/>setSaldo(</text:span><text:span text:style-name="T10">novoSaldo</text:span><text:span text:style-name="T2">);</text:span></text:p>
      <text:p text:style-name="P9"><text:span text:style-name="T2"><text:tab/><text:tab/>} </text:span><text:span text:style-name="T8">else</text:span><text:span text:style-name="T2"> {</text:span></text:p>
      <text:p text:style-name="P9"><text:span text:style-name="T2"><text:tab/><text:tab/><text:tab/></text:span><text:span text:style-name="T8">throw</text:span><text:span text:style-name="T2"> </text:span><text:span text:style-name="T8">new</text:span><text:span text:style-name="T2"> RuntimeException(</text:span><text:span text:style-name="T16">"Saldo insuficiente"</text:span><text:span text:style-name="T2">);</text:span></text:p>
      <text:p text:style-name="P9"><text:span text:style-name="T2"><text:tab/><text:tab/>}</text:span></text:p>
      <text:p text:style-name="P9"><text:span text:style-name="T2"><text:tab/>}</text:span></text:p>
      <text:p text:style-name="P10"/>
      <text:p text:style-name="P9"><text:span text:style-name="T2"><text:tab/></text:span><text:span text:style-name="T17">/**</text:span></text:p>
      <text:p text:style-name="P9"><text:span text:style-name="T17"><text:tab/> * </text:span><text:span text:style-name="T18">Deposita</text:span><text:span text:style-name="T17"> </text:span><text:span text:style-name="T18">dinheiro</text:span><text:span text:style-name="T17"> </text:span><text:span text:style-name="T18">em</text:span><text:span text:style-name="T17"> </text:span><text:span text:style-name="T18">uma</text:span><text:span text:style-name="T17"> </text:span><text:span text:style-name="T18">conta</text:span><text:span text:style-name="T17"> </text:span><text:span text:style-name="T18">bancária</text:span></text:p>
      <text:p text:style-name="P9"><text:span text:style-name="T17"><text:tab/> * </text:span></text:p>
      <text:p text:style-name="P9"><text:span text:style-name="T17"><text:tab/> * </text:span><text:span text:style-name="T19">@param</text:span><text:span text:style-name="T17"> valor Valor a </text:span><text:span text:style-name="T18">ser</text:span><text:span text:style-name="T17"> </text:span><text:span text:style-name="T18">sacado</text:span></text:p>
      <text:p text:style-name="P9"><text:span text:style-name="T17"><text:tab/> */</text:span></text:p>
      <text:p text:style-name="P9"><text:span text:style-name="T2"><text:tab/></text:span><text:span text:style-name="T8">public</text:span><text:span text:style-name="T2"> </text:span><text:span text:style-name="T8">void</text:span><text:span text:style-name="T2"> deposita(BigDecimal </text:span><text:span text:style-name="T10">valor</text:span><text:span text:style-name="T2">) {</text:span></text:p>
      <text:p text:style-name="P9"><text:span text:style-name="T2"><text:tab/><text:tab/>BigDecimal </text:span><text:span text:style-name="T10">novoSaldo</text:span><text:span text:style-name="T2"> = getSaldo().add(</text:span><text:span text:style-name="T10">valor</text:span><text:span text:style-name="T2">);</text:span></text:p>
      <text:p text:style-name="P9"><text:span text:style-name="T2"><text:tab/><text:tab/>setSaldo(</text:span><text:span text:style-name="T10">novoSaldo</text:span><text:span text:style-name="T2">);</text:span></text:p>
      <text:p text:style-name="P8"><text:span text:style-name="T2"><text:tab/>}</text:span><text:span text:style-name="T6"> 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20:56:06.095863155</meta:creation-date>
    <dc:date>2016-12-01T22:42:16.010312012</dc:date>
    <meta:editing-duration>PT54M29S</meta:editing-duration>
    <meta:editing-cycles>1</meta:editing-cycles>
    <meta:document-statistic meta:table-count="0" meta:image-count="0" meta:object-count="0" meta:page-count="3" meta:paragraph-count="105" meta:word-count="411" meta:character-count="3257" meta:non-whitespace-character-count="2745"/>
    <meta:generator>LibreOffice/5.1.4.2$Linux_X86_64 LibreOffice_project/10m0$Build-2</meta:generator>
  </office:meta>
</office:document-meta>
</file>